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4cm" style:rel-column-width="9442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36cm" style:rel-column-width="13226*"/>
    </style:style>
    <style:style style:name="Tabelle3.A1" style:family="table-cell">
      <style:table-cell-properties fo:background-color="#ffff99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43daf" officeooo:paragraph-rsid="00143daf" style:font-name-asian="TimesNewRomanPS-BoldMT" style:font-size-asian="12pt" style:font-weight-asian="normal" style:font-name-complex="TimesNewRomanPS-BoldMT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8" style:family="paragraph" style:parent-style-name="Table_20_Contents">
      <loext:graphic-properties draw:fill="none" draw:fill-color="#ffff99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officeooo:paragraph-rsid="0022d0ea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loext:graphic-properties draw:fill="none" draw:fill-color="#c0c0c0" draw:fill-image-width="0cm" draw:fill-image-height="0cm"/>
      <style:paragraph-properties fo:text-align="center" style:justify-single-word="false" fo:background-color="transparent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23e05" officeooo:paragraph-rsid="00123e05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51bbb" officeooo:paragraph-rsid="00251bbb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20dd4" officeooo:paragraph-rsid="003e39f3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5496a" officeooo:paragraph-rsid="0035496a" style:font-name-asian="TimesNewRomanPS-BoldItalicMT" style:font-size-asian="16pt" style:font-name-complex="TimesNewRomanPS-BoldItalicM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e39f3" officeooo:paragraph-rsid="003e39f3" style:font-name-asian="TimesNewRomanPS-BoldItalicMT" style:font-size-asian="16pt" style:font-name-complex="TimesNewRomanPS-BoldItalicM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6pt" officeooo:rsid="00490ed5" officeooo:paragraph-rsid="00490ed5" style:font-name-asian="TimesNewRomanPS-BoldItalicMT" style:font-size-asian="16pt" style:font-name-complex="TimesNewRomanPS-BoldItalicM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5496a" officeooo:paragraph-rsid="0035496a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6ebf4" officeooo:paragraph-rsid="0036ebf4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normal" officeooo:rsid="00143daf" style:font-name-asian="TimesNewRomanPS-BoldItalicMT" style:font-size-asian="16pt" style:font-style-asian="normal" style:font-weight-asian="normal" style:font-name-complex="TimesNewRomanPS-BoldItalicMT" style:font-size-complex="16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9d246" officeooo:paragraph-rsid="0019d246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5496a" officeooo:paragraph-rsid="0035496a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6ebf4" officeooo:paragraph-rsid="0036ebf4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officeooo:rsid="0036ebf4" officeooo:paragraph-rsid="0036ebf4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229a" officeooo:paragraph-rsid="003a229a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72dc5" officeooo:paragraph-rsid="00372dc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1380" officeooo:paragraph-rsid="003a1380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3a1380" officeooo:paragraph-rsid="00490ed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490ed5" officeooo:paragraph-rsid="00490ed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1" fo:font-size="12pt" fo:font-weight="normal" officeooo:rsid="003a229a" officeooo:paragraph-rsid="00490ed5" style:font-name-asian="TimesNewRomanPS-BoldItalicMT" style:font-size-asian="12pt" style:font-weight-asian="normal" style:font-name-complex="TimesNewRomanPS-BoldItalicMT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officeooo:rsid="0035496a" officeooo:paragraph-rsid="0035496a"/>
    </style:style>
    <style:style style:name="P34" style:family="paragraph" style:parent-style-name="Table_20_Contents">
      <style:paragraph-properties fo:text-align="start" style:justify-single-word="false"/>
      <style:text-properties officeooo:rsid="003a229a" officeooo:paragraph-rsid="003a229a"/>
    </style:style>
    <style:style style:name="P35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4df372" officeooo:paragraph-rsid="004df372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T1" style:family="text">
      <style:text-properties officeooo:rsid="0011dad3"/>
    </style:style>
    <style:style style:name="T2" style:family="text">
      <style:text-properties officeooo:rsid="00253fd5"/>
    </style:style>
    <style:style style:name="T3" style:family="text">
      <style:text-properties officeooo:rsid="004773f6"/>
    </style:style>
    <style:style style:name="T4" style:family="text">
      <style:text-properties officeooo:rsid="00490ed5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490ed5" style:font-style-asian="normal" style:font-style-complex="normal"/>
    </style:style>
    <style:style style:name="T7" style:family="text">
      <style:text-properties officeooo:rsid="0049a538"/>
    </style:style>
    <style:style style:name="T8" style:family="text">
      <style:text-properties officeooo:rsid="004df37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1">Lernende Agenten</text:span> am <text:span text:style-name="T8">02.11.2015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8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5">Datum: <text:span text:style-name="T8">02.11.2015</text:span></text:p>
          </table:table-cell>
          <table:table-cell table:style-name="Tabelle1.A2" office:value-type="string">
            <text:p text:style-name="P25">Ort: <text:span text:style-name="T1">0380a</text:span></text:p>
          </table:table-cell>
          <table:table-cell table:style-name="Tabelle1.A2" office:value-type="string">
            <text:p text:style-name="P25">Beginn: 08:<text:span text:style-name="T1">15</text:span> Uhr</text:p>
          </table:table-cell>
          <table:table-cell table:style-name="Tabelle1.D2" office:value-type="string">
            <text:p text:style-name="P26">Ende: <text:span text:style-name="T1">14:00 Uhr</text:span></text:p>
          </table:table-cell>
        </table:table-row>
        <table:table-row>
          <table:table-cell table:style-name="Tabelle1.A3" office:value-type="string">
            <text:p text:style-name="P25">Teilnehmer</text:p>
          </table:table-cell>
          <table:table-cell table:style-name="Tabelle1.C3" office:value-type="string">
            <text:p text:style-name="P35">Marjan Bachtiari,</text:p>
            <text:p text:style-name="P35">Andreas Berks</text:p>
          </table:table-cell>
          <table:table-cell table:style-name="Tabelle1.C3" office:value-type="string">
            <text:p text:style-name="P3">Claus Torben Haug,</text:p>
            <text:p text:style-name="P3">Louisa Spahl</text:p>
          </table:table-cell>
          <table:table-cell table:style-name="Tabelle1.D3" office:value-type="string">
            <text:p text:style-name="P24">Michael Neitzke</text:p>
          </table:table-cell>
        </table:table-row>
        <table:table-row>
          <table:table-cell table:style-name="Tabelle1.A4" table:number-columns-spanned="2" office:value-type="string">
            <text:p text:style-name="P24">Protokollführer <text:span text:style-name="T3">Torben Haug</text:span></text:p>
          </table:table-cell>
          <table:covered-table-cell/>
          <table:table-cell table:style-name="Tabelle1.C4" table:number-columns-spanned="2" office:value-type="string">
            <text:p text:style-name="P24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9">Themenüberblick</text:p>
          </table:table-cell>
          <table:covered-table-cell/>
        </table:table-row>
        <table:table-row>
          <table:table-cell table:style-name="Tabelle2.A2" office:value-type="string">
            <text:p text:style-name="P7">Nr.</text:p>
          </table:table-cell>
          <table:table-cell table:style-name="Tabelle2.B2" office:value-type="string">
            <text:p text:style-name="P7">Thema</text:p>
          </table:table-cell>
        </table:table-row>
        <table:table-row table:style-name="Tabelle2.3">
          <table:table-cell table:style-name="Tabelle2.A3" office:value-type="float" office:value="1">
            <text:p text:style-name="P7">1</text:p>
          </table:table-cell>
          <table:table-cell table:style-name="Tabelle2.B3" office:value-type="string">
            <text:p text:style-name="P10">Anwesenheit</text:p>
          </table:table-cell>
        </table:table-row>
        <table:table-row>
          <table:table-cell table:style-name="Tabelle2.A4" office:value-type="string">
            <text:p text:style-name="P13">2</text:p>
          </table:table-cell>
          <table:table-cell table:style-name="Tabelle2.B4" office:value-type="string">
            <text:p text:style-name="P13">Bearbeitete Themen</text:p>
          </table:table-cell>
        </table:table-row>
        <table:table-row>
          <table:table-cell table:style-name="Tabelle2.A5" office:value-type="string">
            <text:p text:style-name="P14"><text:span text:style-name="T4">3</text:span>-<text:span text:style-name="T4">6</text:span></text:p>
          </table:table-cell>
          <table:table-cell table:style-name="Tabelle2.B5" office:value-type="string">
            <text:p text:style-name="P12">Aufgaben Teammitglieder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9">Tagesordnung</text:p>
          </table:table-cell>
          <table:covered-table-cell/>
          <table:covered-table-cell/>
          <table:covered-table-cell/>
        </table:table-row>
        <table:table-row>
          <table:table-cell table:style-name="Tabelle3.A6" office:value-type="string">
            <text:p text:style-name="P7">Nr.</text:p>
          </table:table-cell>
          <table:table-cell table:style-name="Tabelle3.B2" office:value-type="string">
            <text:p text:style-name="P7">Inhalt</text:p>
          </table:table-cell>
          <table:table-cell table:style-name="Tabelle3.C2" office:value-type="string">
            <text:p text:style-name="P22">Kategorie</text:p>
          </table:table-cell>
          <table:table-cell table:style-name="Tabelle3.D2" office:value-type="string">
            <text:p text:style-name="P5">Verantwortlich</text:p>
            <text:p text:style-name="P6">/ Termin</text:p>
          </table:table-cell>
        </table:table-row>
        <table:table-row table:style-name="Tabelle3.3">
          <table:table-cell table:style-name="Tabelle3.A3" office:value-type="float" office:value="1">
            <text:p text:style-name="P7">1</text:p>
          </table:table-cell>
          <table:table-cell table:style-name="Tabelle3.B3" office:value-type="string">
            <text:p text:style-name="P4">Anwesenheit<text:span text:style-name="T2">s</text:span>check</text:p>
            <text:p text:style-name="P2"/>
          </table:table-cell>
          <table:table-cell table:style-name="Tabelle3.C3" office:value-type="string">
            <text:p text:style-name="P18">Info</text:p>
          </table:table-cell>
          <table:table-cell table:style-name="Tabelle3.D3" office:value-type="string">
            <text:p text:style-name="P19">Alle</text:p>
          </table:table-cell>
        </table:table-row>
        <table:table-row>
          <table:table-cell table:style-name="Tabelle3.A4" office:value-type="float" office:value="2">
            <text:p text:style-name="P11">2</text:p>
          </table:table-cell>
          <table:table-cell table:style-name="Tabelle3.B4" office:value-type="string">
            <text:p text:style-name="P33">Alle kamen mit ihrem Thema Auswahl der letzten Woche soweit klar und konnten es erledigen. Es gab lediglich etwas kleinere Probleme.</text:p>
          </table:table-cell>
          <table:table-cell table:style-name="Tabelle3.C4" office:value-type="string">
            <text:p text:style-name="P16">Info</text:p>
          </table:table-cell>
          <table:table-cell table:style-name="Tabelle3.D4" office:value-type="string">
            <text:p text:style-name="P20">Alle</text:p>
          </table:table-cell>
        </table:table-row>
        <table:table-row>
          <table:table-cell table:style-name="Tabelle3.A6" office:value-type="string">
            <text:p text:style-name="P15">3</text:p>
          </table:table-cell>
          <table:table-cell table:style-name="Tabelle3.B5" office:value-type="string">
            <text:p text:style-name="P34">Seitenersetzungsalgorithmus <text:span text:style-name="T8">kommentieren/dokumentieren</text:span></text:p>
          </table:table-cell>
          <table:table-cell table:style-name="Tabelle3.C5" office:value-type="string">
            <text:p text:style-name="P17">Arbeit</text:p>
          </table:table-cell>
          <table:table-cell table:style-name="Tabelle3.D5" office:value-type="string">
            <text:p text:style-name="P21">Torben Haug</text:p>
          </table:table-cell>
        </table:table-row>
        <table:table-row>
          <table:table-cell table:style-name="Tabelle3.A6" office:value-type="string">
            <text:p text:style-name="P15">4</text:p>
          </table:table-cell>
          <table:table-cell table:style-name="Tabelle3.B6" office:value-type="string">
            <text:p text:style-name="P36">Dokumentieren der diversen Dinge</text:p>
          </table:table-cell>
          <table:table-cell table:style-name="Tabelle3.C6" office:value-type="string">
            <text:p text:style-name="P17">Arbeit</text:p>
          </table:table-cell>
          <table:table-cell table:style-name="Tabelle3.D6" office:value-type="string">
            <text:p text:style-name="P21">Andreas Berks</text:p>
          </table:table-cell>
        </table:table-row>
        <table:table-row>
          <table:table-cell table:style-name="Tabelle3.A7" office:value-type="float" office:value="5">
            <text:p text:style-name="P15">5</text:p>
          </table:table-cell>
          <table:table-cell table:style-name="Tabelle3.B7" office:value-type="string">
            <text:p text:style-name="P32"><text:span text:style-name="T6"/></text:p>
          </table:table-cell>
          <table:table-cell table:style-name="Tabelle3.C7" office:value-type="string">
            <text:p text:style-name="P17">Arbeit</text:p>
          </table:table-cell>
          <table:table-cell table:style-name="Tabelle3.D7" office:value-type="string">
            <text:p text:style-name="P21">Marjan Bachtiari</text:p>
          </table:table-cell>
        </table:table-row>
        <table:table-row>
          <table:table-cell table:style-name="Tabelle3.A8" office:value-type="float" office:value="6">
            <text:p text:style-name="P15">6</text:p>
          </table:table-cell>
          <table:table-cell table:style-name="Tabelle3.B8" office:value-type="string">
            <text:p text:style-name="P27">Reinforcementalgorithmus <text:span text:style-name="T4">fortsetzen</text:span></text:p>
          </table:table-cell>
          <table:table-cell table:style-name="Tabelle3.C8" office:value-type="string">
            <text:p text:style-name="P17">Arbeit</text:p>
          </table:table-cell>
          <table:table-cell table:style-name="Tabelle3.D8" office:value-type="string">
            <text:p text:style-name="P23">Louisa Spah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5-11-02T08:47:36.823518713</dc:date>
    <meta:editing-duration>P1DT17H39M14S</meta:editing-duration>
    <meta:editing-cycles>61</meta:editing-cycles>
    <meta:generator>LibreOffice/5.0.2.2$Linux_X86_64 LibreOffice_project/00m0$Build-2</meta:generator>
    <meta:document-statistic meta:table-count="3" meta:image-count="0" meta:object-count="0" meta:page-count="1" meta:paragraph-count="52" meta:word-count="103" meta:character-count="754" meta:non-whitespace-character-count="703"/>
  </office:meta>
</office:document-meta>
</file>